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ErrorCodesFactory.identify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Factory.getErrorCodes( DataSource data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rrorCodesFactory.load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Factory.resolveErrorCodes( DataSource data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QLErrorCodesFactory.registerDatabase( DataSource dataSource , String databas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ErrorCodesFactory.getErrorCodes( String databas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QLErrorCodes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ErrorCodesFactory.checkCustomTranslatorRegistry( String databaseName , SQLErrorCodes errorCod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ErrorCodesFactory.unregisterDatabas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Factory.SQLErrorCodesFacto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